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3000000389FD0653F7D5117BF.png" manifest:media-type="image/png"/>
  <manifest:file-entry manifest:full-path="Pictures/1000389E0000177D000005D680BB504B2898DB8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ce style:name="Lohit Devanagari1" svg:font-family="'Lohit Devanagari'"/>
    <style:font-face style:name="Ubuntu Mono" svg:font-family="'Ubuntu Mono'" style:font-pitch="fixed"/>
    <style:font-face style:name="Avant que..." svg:font-family="'Avant que...'"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008cm"/>
    </style:style>
    <style:style style:name="Tabelle1.B" style:family="table-column">
      <style:table-column-properties style:column-width="3.988cm"/>
    </style:style>
    <style:style style:name="Tabelle1.C" style:family="table-column">
      <style:table-column-properties style:column-width="3.754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none" fo:border-top="0.05pt solid #000000" fo:border-bottom="0.05pt solid #000000"/>
    </style:style>
    <style:style style:name="Tabelle1.D1" style:family="table-cell">
      <style:table-cell-properties fo:padding="0.097cm" fo:border-left="none" fo:border-right="0.05pt solid #000000" fo:border-top="0.05pt solid #000000" fo:border-bottom="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none" fo:border-right="none" fo:border-top="none" fo:border-bottom="0.05pt solid #000000"/>
    </style:style>
    <style:style style:name="Tabelle1.D2" style:family="table-cell">
      <style:table-cell-properties fo:padding="0.097cm" fo:border-left="none" fo:border-right="0.05pt solid #000000" fo:border-top="none" fo:border-bottom="0.05pt solid #000000"/>
    </style:style>
    <style:style style:name="P1" style:family="paragraph" style:parent-style-name="Frame_20_contents">
      <style:paragraph-properties fo:text-align="center" style:justify-single-word="false"/>
      <style:text-properties fo:font-size="24pt" fo:font-weight="bold" officeooo:rsid="00104f38" officeooo:paragraph-rsid="00104f38" fo:background-color="#162b53" style:font-size-asian="60pt" style:font-weight-asian="bold" style:font-size-complex="60pt"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fo:color="#000080" style:font-name="Avant que..." fo:font-size="14pt" officeooo:rsid="000756c1" officeooo:paragraph-rsid="000756c1"/>
    </style:style>
    <style:style style:name="P4" style:family="paragraph" style:parent-style-name="Standard">
      <style:text-properties officeooo:rsid="00104f38"/>
    </style:style>
    <style:style style:name="P5" style:family="paragraph" style:parent-style-name="Standard">
      <style:text-properties officeooo:rsid="00104f38" officeooo:paragraph-rsid="00104f38"/>
    </style:style>
    <style:style style:name="P6" style:family="paragraph" style:parent-style-name="Standard">
      <style:text-properties officeooo:rsid="00109526" officeooo:paragraph-rsid="00109526"/>
    </style:style>
    <style:style style:name="P7" style:family="paragraph" style:parent-style-name="Standard">
      <style:text-properties officeooo:paragraph-rsid="000756c1"/>
    </style:style>
    <style:style style:name="P8" style:family="paragraph" style:parent-style-name="Standard">
      <style:text-properties style:font-name="Ubuntu Mono" fo:font-size="10pt" officeooo:rsid="00104f38" officeooo:paragraph-rsid="00104f38"/>
    </style:style>
    <style:style style:name="P9" style:family="paragraph" style:parent-style-name="Standard">
      <style:text-properties style:font-name="Ubuntu Mono" fo:font-size="10pt" officeooo:rsid="00104f38" officeooo:paragraph-rsid="00109526"/>
    </style:style>
    <style:style style:name="P10" style:family="paragraph" style:parent-style-name="Standard">
      <style:text-properties style:font-name="Ubuntu Mono" fo:font-size="10pt" officeooo:rsid="00109526" officeooo:paragraph-rsid="00109526"/>
    </style:style>
    <style:style style:name="P11" style:family="paragraph" style:parent-style-name="Standard">
      <style:text-properties style:font-name="Ubuntu Mono" fo:font-size="10pt" officeooo:rsid="00104f38" officeooo:paragraph-rsid="00104f38" style:font-size-asian="10pt" style:font-size-complex="10pt"/>
    </style:style>
    <style:style style:name="P12" style:family="paragraph" style:parent-style-name="Standard">
      <style:text-properties fo:font-size="10pt" officeooo:rsid="00104f38" officeooo:paragraph-rsid="00104f38"/>
    </style:style>
    <style:style style:name="P13" style:family="paragraph" style:parent-style-name="Standard">
      <style:text-properties fo:font-size="10pt" officeooo:rsid="00109526" officeooo:paragraph-rsid="00109526"/>
    </style:style>
    <style:style style:name="P14" style:family="paragraph" style:parent-style-name="Standard">
      <style:text-properties officeooo:rsid="001275eb" officeooo:paragraph-rsid="001275eb"/>
    </style:style>
    <style:style style:name="P15" style:family="paragraph" style:parent-style-name="Standard">
      <style:text-properties officeooo:rsid="00136af3" officeooo:paragraph-rsid="00136af3"/>
    </style:style>
    <style:style style:name="P16" style:family="paragraph" style:parent-style-name="Standard" style:list-style-name="L1">
      <style:text-properties style:font-name="Ubuntu Mono" officeooo:rsid="00109526" officeooo:paragraph-rsid="00109526"/>
    </style:style>
    <style:style style:name="P17" style:family="paragraph" style:parent-style-name="Standard" style:list-style-name="L1">
      <style:text-properties style:font-name="Ubuntu Mono" officeooo:rsid="001275eb" officeooo:paragraph-rsid="001275eb"/>
    </style:style>
    <style:style style:name="P18" style:family="paragraph" style:parent-style-name="Standard" style:list-style-name="L2">
      <style:text-properties style:font-name="Ubuntu Mono" fo:font-size="8pt" officeooo:rsid="00109526" officeooo:paragraph-rsid="00109526"/>
    </style:style>
    <style:style style:name="P19" style:family="paragraph" style:parent-style-name="Standard" style:list-style-name="L2">
      <style:text-properties style:font-name="Ubuntu Mono" fo:font-size="8pt" officeooo:rsid="00109526" officeooo:paragraph-rsid="001275eb"/>
    </style:style>
    <style:style style:name="P20" style:family="paragraph">
      <loext:graphic-properties draw:fill-color="#ce7d7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officeooo:rsid="00109526"/>
    </style:style>
    <style:style style:name="T3" style:family="text">
      <style:text-properties fo:font-weight="bold" style:font-weight-asian="bold" style:font-weight-complex="bold"/>
    </style:style>
    <style:style style:name="T4" style:family="text">
      <style:text-properties officeooo:rsid="001275eb"/>
    </style:style>
    <style:style style:name="T5" style:family="text">
      <style:text-properties officeooo:rsid="00136af3"/>
    </style:style>
    <style:style style:name="T6" style:family="text">
      <style:text-properties officeooo:rsid="0015bf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e7d7d" draw:textarea-horizontal-align="justify" draw:textarea-vertical-align="middle" draw:auto-grow-height="false" fo:min-height="0.159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Aufgabe</text:span> der hier vorgeschlagenen REST-Schnittstelle ist das Bereitstellen eines allgemeinen Klassifizierungs-Algorithmus, um z.B. E-Mails in Aufträge und Reklamationen zu unterscheiden oder bereits durch die PDF-Schnittstelle erkannte Rechnungen einem Buchungskreis zuzuordnen.</text:p>
      <text:p text:style-name="P15"/>
      <text:p text:style-name="P15"><text:span text:style-name="T1">VERWENDUNG</text:span> Grundidee ist, dass der Nutzer dem System am Anfang wenige Beispieldaten zur Verfügung stellt. In der dahinterliegenden Anwendung wird der User jeweils gebeten, gewisse Klassifizierungen für einen Datensatz vorzunehmen. Diese Klassifizierung wird dann an die API übermittelt. Beim Aufruf des nächsten Klassifizierungs-Menüs wird der nächste Datensatz wiederum der REST-API übergeben und die vorgenommene Klassifizierung als Default-Wert in das Formular eingetragen. Der menschliche Benutzer kontrolliert diesen Wert anschließend und korrigiert ihn ggf.. Sobald er das Ergebnis absendet, wird auch dieser Datensatz zum Training übergeben.</text:p>
      <text:p text:style-name="P5"/>
      <text:p text:style-name="P5">Die <text:span text:style-name="T3">Authentifikation</text:span> <text:span text:style-name="T5">der API </text:span>geschieht über ein geeignetes Verfahren (z.B. Bearer)</text:p>
      <text:p text:style-name="P5"/>
      <text:p text:style-name="P5">Eine <text:span text:style-name="T3">`property`</text:span> ist vergleichbar mit einem <text:span text:style-name="T2">unabhängigen</text:span> Lern-Pool, von denen der Nutzer beliebig viele anlegen darf. Jede `property` hat ihre eigenen Lerndaten, baut ihr eigenes Lern-Netz auf und hat ihre eignen charakteristischen, gelernten Rückgabewerte.</text:p>
      <text:p text:style-name="P5"/>
      <text:p text:style-name="P5"><text:span text:style-name="T2">Die `</text:span>property` <text:span text:style-name="T2">im URL-Pfad</text:span> ist eine String-basierte ID, mit der der Lern-Pool angesprochen wird. <text:span text:style-name="T2">Der Benutzer legt die IDs selbst fest. Jede Property hat ihre charakteristischen Rückgabewerte, die ihr antrainiert werden. Beispiele für `property`-IDs wären:</text:span></text:p>
      <text:list xml:id="list222004114" text:style-name="L1">
        <text:list-item>
          <text:p text:style-name="P16">buchhaltung-sachkonto <text:span text:style-name="T4">(„540“, „3200“, „3400“, „5600“, usw...)</text:span></text:p>
        </text:list-item>
        <text:list-item>
          <text:p text:style-name="P17">buchhaltung-vorsteuerabzugfaehig („Privatvermietung 0%“, „Inland 0%“, „EU-Ausland 19%“, „Nicht-EU-Inland 0%“, „Inland 7%“, „Inland 19%“)</text:p>
        </text:list-item>
        <text:list-item>
          <text:p text:style-name="P17">buchhaltung-abschreibungspflichtig („true“, „false“)</text:p>
        </text:list-item>
        <text:list-item>
          <text:p text:style-name="P17">email („information“, „advertisement“, „order“, „complaint“, „question“)</text:p>
        </text:list-item>
      </text:list>
      <text:p text:style-name="P15">Man könnte jetzt z.B. für jeden Benutzer der Anwendungssoftware eine eigene E-Mail-Klassifikations-Property wie z.B. „email-346“ für die Klassifikation von E-Mails des Users mit der ID 346 anlegen.</text:p>
      <text:p text:style-name="P5"/>
      <text:p text:style-name="P5">JSON-Datenschemen geben wir in der `jsontype`-Syntax wieder, siehe <text:a xlink:type="simple" xlink:href="https://github.com/launix-de/jsontype" text:style-name="Internet_20_link" text:visited-style-name="Visited_20_Internet_20_Link">https://github.com/launix-de/jsontype</text:a></text:p>
      <text:p text:style-name="P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REST-Pfad</text:p>
          </table:table-cell>
          <table:table-cell table:style-name="Tabelle1.B1" office:value-type="string">
            <text:p text:style-name="P5">Funktion</text:p>
          </table:table-cell>
          <table:table-cell table:style-name="Tabelle1.B1" office:value-type="string">
            <text:p text:style-name="P5">Parameter in POST</text:p>
          </table:table-cell>
          <table:table-cell table:style-name="Tabelle1.D1" office:value-type="string">
            <text:p text:style-name="P5">Out <text:span text:style-name="T4">(application/json)</text:span></text:p>
          </table:table-cell>
        </table:table-row>
        <table:table-row>
          <table:table-cell table:style-name="Tabelle1.A2" office:value-type="string">
            <text:p text:style-name="P11">/<text:span text:style-name="T2">rest/list</text:span></text:p>
          </table:table-cell>
          <table:table-cell table:style-name="Tabelle1.B2" office:value-type="string">
            <text:p text:style-name="P13">Listet alle Properties auf</text:p>
          </table:table-cell>
          <table:table-cell table:style-name="Tabelle1.B2" office:value-type="string">
            <text:p text:style-name="P13">Keine Parameter</text:p>
          </table:table-cell>
          <table:table-cell table:style-name="Tabelle1.D2" office:value-type="string">
            <text:p text:style-name="P10">[string]</text:p>
          </table:table-cell>
        </table:table-row>
        <table:table-row>
          <table:table-cell table:style-name="Tabelle1.A2" office:value-type="string">
            <text:p text:style-name="P11">/rest/<text:span text:style-name="T2">create/</text:span>{property}</text:p>
          </table:table-cell>
          <table:table-cell table:style-name="Tabelle1.B2" office:value-type="string">
            <text:p text:style-name="P12">Erstelle eine Property <text:span text:style-name="T2">mit der ID</text:span></text:p>
          </table:table-cell>
          <table:table-cell table:style-name="Tabelle1.B2" office:value-type="string">
            <text:p text:style-name="P12">Keine Parameter</text:p>
          </table:table-cell>
          <table:table-cell table:style-name="Tabelle1.D2" office:value-type="string">
            <text:p text:style-name="P8">true | <text:span text:style-name="T6">string</text:span></text:p>
          </table:table-cell>
        </table:table-row>
        <table:table-row>
          <table:table-cell table:style-name="Tabelle1.A2" office:value-type="string">
            <text:p text:style-name="P9">/rest/delete/{property}</text:p>
          </table:table-cell>
          <table:table-cell table:style-name="Tabelle1.B2" office:value-type="string">
            <text:p text:style-name="P12">Löscht eine Property</text:p>
          </table:table-cell>
          <table:table-cell table:style-name="Tabelle1.B2" office:value-type="string">
            <text:p text:style-name="P12">Keine Parameter</text:p>
          </table:table-cell>
          <table:table-cell table:style-name="Tabelle1.D2" office:value-type="string">
            <text:p text:style-name="P8">true | <text:span text:style-name="T6">string</text:span></text:p>
          </table:table-cell>
        </table:table-row>
        <table:table-row>
          <table:table-cell table:style-name="Tabelle1.A2" office:value-type="string">
            <text:p text:style-name="P9">/rest/train/{property}</text:p>
          </table:table-cell>
          <table:table-cell table:style-name="Tabelle1.B2" office:value-type="string">
            <text:p text:style-name="P12">Fügt einen neuen Trainigsdatensatz ein</text:p>
          </table:table-cell>
          <table:table-cell table:style-name="Tabelle1.B2" office:value-type="string">
            <text:p text:style-name="P8">input={*: string}</text:p>
            <text:p text:style-name="P8"><text:span text:style-name="T4">&amp;</text:span>output=string</text:p>
          </table:table-cell>
          <table:table-cell table:style-name="Tabelle1.D2" office:value-type="string">
            <text:p text:style-name="P8">true | <text:span text:style-name="T6">string</text:span></text:p>
          </table:table-cell>
        </table:table-row>
        <table:table-row>
          <table:table-cell table:style-name="Tabelle1.A2" office:value-type="string">
            <text:p text:style-name="P9">/rest/classify/{property}</text:p>
          </table:table-cell>
          <table:table-cell table:style-name="Tabelle1.B2" office:value-type="string">
            <text:p text:style-name="P13">Klassifiziert einen <text:soft-page-break/>Datensatz</text:p>
          </table:table-cell>
          <table:table-cell table:style-name="Tabelle1.B2" office:value-type="string">
            <text:p text:style-name="P10">input={*: string}</text:p>
          </table:table-cell>
          <table:table-cell table:style-name="Tabelle1.D2" office:value-type="string">
            <text:p text:style-name="P10">{output: string, <text:soft-page-break/>confidentiality: number}</text:p>
          </table:table-cell>
        </table:table-row>
      </table:table>
      <text:p text:style-name="P7"/>
      <text:p text:style-name="P6">Beispiel-Ablauf einer Anfrageserie:</text:p>
      <text:list xml:id="list2534485947" text:style-name="L2">
        <text:list-item>
          <text:p text:style-name="P18">/rest/create/mypool<text:line-break/></text:p>
        </text:list-item>
        <text:list-item>
          <text:p text:style-name="P19">/rest/train/mypool<text:line-break/><text:span text:style-name="T4">POST DATA: </text:span>input={„absender“: „Deutsche Post“, „betreff“: „Rechnung“}<text:span text:style-name="T4">&amp;</text:span>output=TypeInvoice<text:line-break/></text:p>
        </text:list-item>
        <text:list-item>
          <text:p text:style-name="P19">/rest/train/mypool<text:line-break/><text:span text:style-name="T4">POST DATA: </text:span>input={„absender“: „Lufthansa AG“, „betreff“: „Rechnung“}<text:span text:style-name="T4">&amp;</text:span>output=TypeInvoice<text:line-break/></text:p>
        </text:list-item>
        <text:list-item>
          <text:p text:style-name="P19">/rest/train/mypool<text:line-break/><text:span text:style-name="T4">POST DATA: </text:span>input={„absender“: „Deutsche Post“, „betreff“: „Lieferschein“}<text:span text:style-name="T4">&amp;</text:span>output=TypeDeliveryNote<text:line-break/></text:p>
        </text:list-item>
        <text:list-item>
          <text:p text:style-name="P19">/rest/classify/mypool<text:line-break/><text:span text:style-name="T4">POST DATA: </text:span>input={„absender“: „Launix AG“, „betreff“: „Rechnung“}<text:line-break/>→ {output: „TypeInvoice“, confidentiality: 0.67}<text:line-break/></text:p>
        </text:list-item>
        <text:list-item>
          <text:p text:style-name="P19">/rest/classify/mypool<text:line-break/><text:span text:style-name="T4">POST DATA: </text:span>input={„absender“: „Deutsche Post“, „betreff“: „Mahnung zur Rechnung“}<text:line-break/>→ {output: „TypeInvoice“, confidentiality: 0.33}<text:line-break/></text:p>
        </text:list-item>
      </text:list>
      <text:p text:style-name="P6"/>
      <text:p text:style-name="P6">Die Eingabedaten für <text:span text:style-name="T4">den</text:span> Klassifizierungsalgorithmus werden als Abbildung string→string dargestellt (ich bin für Gegenvorschläge offen). Dies ermöglicht, z.B. alle Felder eines Datensatzes an den Klassifizierungsalgorithmus zu übergeben.</text:p>
      <text:p text:style-name="P6"/>
      <text:p text:style-name="P15">Wird ein Eingabe-Datensatz doppelt übergeben, so muss der alte Trainings-Datensatz gelöscht werden, da es sich um eine nachträgliche Datenkorrektur handelt. (eine andere Variante wäre, dass die Klassifikation dann mehrdeutig wäre und die confidentiality entsprechend nach unten korritiert werden muss)</text:p>
      <text:p text:style-name="P6"/>
      <text:p text:style-name="P6">Die Ausgabe einer Klassifizierung ist jeweils ein String. Es dürfen nur diejenigen Klassifizierungen zurückgegeben, die zuvor mit mindestens einem train-Aufruf antrainiert wurden. <text:span text:style-name="T5">Die Anzahl möglicher Klassifikationen muss diskret, endlich und überschaubar sein. (2-10 mögliche Werte sind das Optimum)</text:span></text:p>
      <text:p text:style-name="P6"/>
      <text:p text:style-name="P6">Eine einfache Implementierung für diese Schnittstelle wäre das Auftrennen <text:span text:style-name="T4">der (key, value)-Paare aus dem Input in die Wörter von `value` (String-Split/Explode nach Leerzeichen), das Darstellen des Vorhandenseins aller Paare (key, word) als einen Boolean-Vektor, sowie ein Bayes-Netz, das die Wahrscheinlichkeit für jede Klassen gegeben einen (key, word)-Vektor zurückgibt. Die Bayes-Wahrscheinlichkeit der wahrscheinlichsten Klasse im Verhältnis zu den anderen ist dann die `confidentiality`.</text:span></text:p>
      <text:p text:style-name="P6"/>
      <text:p text:style-name="P14">Diese Referenz-Implementierung könnte ggf. auch Launix liefern und anschließend in Benchmarks gegen die AI4BD-Implementierungen mit modernen KI-Techniken antreten lassen.</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ce style:name="Lohit Devanagari1" svg:font-family="'Lohit Devanagari'"/>
    <style:font-face style:name="Ubuntu Mono" svg:font-family="'Ubuntu Mono'" style:font-pitch="fixed"/>
    <style:font-face style:name="Avant que..." svg:font-family="'Avant que...'"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ato"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ato"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 fo:font-family="Lato"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ato" fo:font-family="Lato"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ato" fo:font-family="Lat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ato" fo:font-family="Lato" style:font-size-asian="12pt" style:font-name-complex="Lohit Devanagari1" style:font-family-complex="'Lohit Devanagari'"/>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text-properties fo:font-size="24pt" fo:font-weight="bold" officeooo:rsid="00104f38" officeooo:paragraph-rsid="00104f38" fo:background-color="#162b53" style:font-size-asian="60pt" style:font-weight-asian="bold" style:font-size-complex="60pt" style:font-weight-complex="bold"/>
    </style:style>
    <style:style style:name="MP2" style:family="paragraph" style:parent-style-name="Footer">
      <style:paragraph-properties fo:text-align="end" style:justify-single-word="false"/>
    </style:style>
    <style:style style:name="MP3" style:family="paragraph">
      <loext:graphic-properties draw:fill-color="#ce7d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ce7d7d" draw:textarea-horizontal-align="justify" draw:textarea-vertical-align="middle" draw:auto-grow-height="false" fo:min-height="0.159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Vorschlag für eine REST API für generische diskrete Klassifikation aus textuellem Input</text:p>
      </style:header>
      <style:footer>
        <text:p text:style-name="MP2"><draw:frame draw:style-name="Mfr1" draw:name="Bild1" text:anchor-type="paragraph" svg:width="6.013cm" svg:height="1.494cm" draw:z-index="3"><draw:image xlink:href="Pictures/1000389E0000177D000005D680BB504B2898DB87.svg" xlink:type="simple" xlink:show="embed" xlink:actuate="onLoad" loext:mime-type="image/svg+xml"/><draw:image xlink:href="Pictures/10000201000000E3000000389FD0653F7D5117BF.png" xlink:type="simple" xlink:show="embed" xlink:actuate="onLoad"/></draw:frame><draw:custom-shape text:anchor-type="paragraph" draw:z-index="1" draw:name="Form2" draw:style-name="Mgr1" draw:text-style-name="MP3" svg:width="17.199cm" svg:height="0.16cm" svg:x="0.111cm" svg:y="-0.136cm"><text:p/><draw:enhanced-geometry svg:viewBox="0 0 21600 21600" draw:type="rectangle" draw:enhanced-path="M 0 0 L 21600 0 21600 21600 0 21600 0 0 Z N"/></draw:custom-shape><text:page-number text:select-page="current">2</text:page-number><text:s/>/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7:45:19.883950868</meta:creation-date>
    <meta:editing-duration>PT36M24S</meta:editing-duration>
    <meta:editing-cycles>3</meta:editing-cycles>
    <meta:generator>LibreOffice/6.0.7.3$Linux_X86_64 LibreOffice_project/00m0$Build-3</meta:generator>
    <dc:title>Vorlage Verkürzt</dc:title>
    <meta:initial-creator>Carl-Philip Hänsch</meta:initial-creator>
    <dc:date>2020-02-15T13:37:10.276391202</dc:date>
    <dc:creator>Carl-Philip Hänsch</dc:creator>
    <meta:document-statistic meta:table-count="1" meta:image-count="1" meta:object-count="0" meta:page-count="2" meta:paragraph-count="50" meta:word-count="582" meta:character-count="4907" meta:non-whitespace-character-count="4379"/>
    <meta:template xlink:type="simple" xlink:actuate="onRequest" xlink:title="Vorlage Verkürzt" xlink:href="../../../.config/libreoffice/4/user/template/Vorlage%20Verkürzt.ott" meta:date="2020-02-14T17:45:18.985101986"/>
  </office:meta>
</office:document-meta>
</file>